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000000214B254A299F85CE5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626cm" svg:height="14.075cm" svg:x="1.415cm" svg:y="8.656cm">
          <draw:image xlink:href="Pictures/10000000000002C000000214B254A299F85CE53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20:40:31.932193110</meta:creation-date>
    <dc:date>2018-04-09T20:41:50.910926399</dc:date>
    <meta:editing-duration>PT1M19S</meta:editing-duration>
    <meta:editing-cycles>1</meta:editing-cycles>
    <meta:document-statistic meta:object-count="1"/>
    <meta:generator>LibreOffice/5.1.6.2$Linux_X86_64 LibreOffice_project/10m0$Build-2</meta:generator>
  </office:meta>
</office:document-meta>
</file>